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643C66CD5C236AAC.png" manifest:media-type="image/png"/>
  <manifest:file-entry manifest:full-path="Pictures/10000201000001C2000001B446991C666043014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cm" loext:contextual-spacing="false" fo:text-align="start" style:justify-single-word="false"/>
      <style:text-properties fo:font-size="10pt" fo:font-style="italic" officeooo:rsid="0008aa3d" officeooo:paragraph-rsid="001f9a87" style:font-size-asian="10pt" style:font-style-asian="italic" style:font-size-complex="10pt" style:font-style-complex="italic"/>
    </style:style>
    <style:style style:name="P2" style:family="paragraph" style:parent-style-name="Footer">
      <style:paragraph-properties fo:margin-top="0cm" fo:margin-bottom="0cm" loext:contextual-spacing="false" fo:text-align="center" style:justify-single-word="false"/>
      <style:text-properties fo:language="es" fo:country="ES" fo:font-style="italic" officeooo:rsid="0008aa3d" officeooo:paragraph-rsid="001f9a87" style:font-style-asian="italic" style:font-style-complex="italic"/>
    </style:style>
    <style:style style:name="P3" style:family="paragraph" style:parent-style-name="Footer">
      <style:text-properties fo:language="es" fo:country="ES"/>
    </style:style>
    <style:style style:name="P4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paragraph-rsid="000dea0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rsid="0019b29b" officeooo:paragraph-rsid="0019b29b" style:font-size-asian="14pt" style:font-weight-asian="bold" style:font-size-complex="14pt" style:font-weight-complex="bold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text-properties fo:language="es" fo:country="ES" officeooo:paragraph-rsid="000dea09"/>
    </style:style>
    <style:style style:name="P8" style:family="paragraph" style:parent-style-name="Standard">
      <style:text-properties fo:language="es" fo:country="ES" officeooo:paragraph-rsid="001af03c"/>
    </style:style>
    <style:style style:name="P9" style:family="paragraph" style:parent-style-name="Standard">
      <style:text-properties fo:language="es" fo:country="ES" officeooo:rsid="001af03c" officeooo:paragraph-rsid="001af03c"/>
    </style:style>
    <style:style style:name="P10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language="es" fo:country="ES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style:font-name="Comic Sans MS" fo:font-size="14pt" fo:language="es" fo:country="ES" fo:font-weight="bold" officeooo:rsid="00206cb9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omic Sans MS" fo:font-size="14pt" fo:language="es" fo:country="ES" fo:font-weight="bold" officeooo:rsid="00206cb9" officeooo:paragraph-rsid="001af03c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line-height="150%"/>
      <style:text-properties fo:language="es" fo:country="ES" officeooo:rsid="001af03c" officeooo:paragraph-rsid="001af03c"/>
    </style:style>
    <style:style style:name="P14" style:family="paragraph" style:parent-style-name="Standard">
      <style:text-properties fo:language="es" fo:country="ES" officeooo:rsid="001af03c" officeooo:paragraph-rsid="00222d5a"/>
    </style:style>
    <style:style style:name="P15" style:family="paragraph" style:parent-style-name="Standard" style:list-style-name="L1">
      <style:paragraph-properties fo:line-height="150%"/>
      <style:text-properties fo:language="es" fo:country="ES" officeooo:rsid="001301aa" officeooo:paragraph-rsid="001af03c"/>
    </style:style>
    <style:style style:name="P16" style:family="paragraph" style:parent-style-name="Standard" style:list-style-name="L1">
      <style:paragraph-properties fo:line-height="150%"/>
      <style:text-properties fo:language="es" fo:country="ES" officeooo:rsid="001301aa" officeooo:paragraph-rsid="00180eaa"/>
    </style:style>
    <style:style style:name="P17" style:family="paragraph" style:parent-style-name="Standard" style:list-style-name="L2">
      <style:paragraph-properties fo:line-height="150%"/>
      <style:text-properties fo:language="es" fo:country="ES" officeooo:rsid="001301aa" officeooo:paragraph-rsid="001c1a6f"/>
    </style:style>
    <style:style style:name="P18" style:family="paragraph" style:parent-style-name="Standard" style:list-style-name="L1">
      <style:paragraph-properties fo:line-height="150%"/>
      <style:text-properties fo:language="es" fo:country="ES" officeooo:paragraph-rsid="00180eaa"/>
    </style:style>
    <style:style style:name="P19" style:family="paragraph" style:parent-style-name="Standard" style:list-style-name="L1">
      <style:paragraph-properties fo:line-height="150%"/>
      <style:text-properties fo:language="es" fo:country="ES" officeooo:rsid="0014cf51" officeooo:paragraph-rsid="00180eaa"/>
    </style:style>
    <style:style style:name="P20" style:family="paragraph" style:parent-style-name="Standard" style:list-style-name="L2">
      <style:paragraph-properties fo:line-height="150%"/>
      <style:text-properties fo:language="es" fo:country="ES" officeooo:rsid="001c1a6f" officeooo:paragraph-rsid="001c1a6f"/>
    </style:style>
    <style:style style:name="P21" style:family="paragraph" style:parent-style-name="Standard">
      <style:text-properties fo:language="es" fo:country="ES" officeooo:paragraph-rsid="000dea09"/>
    </style:style>
    <style:style style:name="P22" style:family="paragraph">
      <loext:graphic-properties draw:fill-color="#00ffff"/>
      <style:paragraph-properties fo:text-align="center"/>
    </style:style>
    <style:style style:name="T1" style:family="text">
      <style:text-properties officeooo:rsid="000e68d9"/>
    </style:style>
    <style:style style:name="T2" style:family="text">
      <style:text-properties fo:font-variant="normal" fo:text-transform="none" fo:color="#333333" style:font-name="Georgia" fo:letter-spacing="normal" fo:font-style="normal" fo:font-weight="normal"/>
    </style:style>
    <style:style style:name="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5" style:family="text">
      <style:text-properties style:font-name="Comic Sans MS"/>
    </style:style>
    <style:style style:name="T6" style:family="tex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Comic Sans MS" fo:font-size="14pt" fo:font-weight="bold" officeooo:rsid="001af03c" style:font-size-asian="14pt" style:font-weight-asian="bold" style:font-size-complex="14pt" style:font-weight-complex="bold"/>
    </style:style>
    <style:style style:name="T8" style:family="text">
      <style:text-properties style:font-name="Comic Sans MS" fo:font-size="14pt" fo:font-weight="bold" officeooo:rsid="00206cb9" style:font-size-asian="14pt" style:font-weight-asian="bold" style:font-size-complex="14pt" style:font-weight-complex="bold"/>
    </style:style>
    <style:style style:name="T9" style:family="text">
      <style:text-properties style:font-name="Comic Sans MS" fo:font-size="14pt" fo:font-weight="bold" officeooo:rsid="00222d5a" style:font-size-asian="14pt" style:font-weight-asian="bold" style:font-size-complex="14pt" style:font-weight-complex="bold"/>
    </style:style>
    <style:style style:name="T10" style:family="text">
      <style:text-properties officeooo:rsid="000861d4"/>
    </style:style>
    <style:style style:name="T11" style:family="text">
      <style:text-properties officeooo:rsid="000dea09"/>
    </style:style>
    <style:style style:name="T12" style:family="text">
      <style:text-properties officeooo:rsid="001301aa"/>
    </style:style>
    <style:style style:name="T13" style:family="text">
      <style:text-properties fo:font-weight="normal" officeooo:rsid="001af03c" style:font-weight-asian="normal" style:font-weight-complex="normal"/>
    </style:style>
    <style:style style:name="T14" style:family="text">
      <style:text-properties fo:font-weight="normal" officeooo:rsid="001c1a6f" style:font-weight-asian="normal" style:font-weight-complex="normal"/>
    </style:style>
    <style:style style:name="T15" style:family="text">
      <style:text-properties fo:font-weight="normal" officeooo:rsid="001cd83e" style:font-weight-asian="normal" style:font-weight-complex="normal"/>
    </style:style>
    <style:style style:name="T16" style:family="text">
      <style:text-properties fo:font-weight="normal" officeooo:rsid="001dfe53" style:font-weight-asian="normal" style:font-weight-complex="normal"/>
    </style:style>
    <style:style style:name="T17" style:family="text">
      <style:text-properties officeooo:rsid="001af03c"/>
    </style:style>
    <style:style style:name="T18" style:family="text">
      <style:text-properties officeooo:rsid="001c1a6f"/>
    </style:style>
    <style:style style:name="T19" style:family="text">
      <style:text-properties officeooo:rsid="00222d5a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00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uaderno <text:span text:style-name="T10">@seguriactiva de e</text:span>jercicios Menores <text:span text:style-name="T10">en La Red</text:span></text:p>
      <text:p text:style-name="P4"/>
      <text:p text:style-name="P5"><text:span text:style-name="T17">VIDEOCONSOLAS Y</text:span> <text:span text:style-name="T17">JUEGOS</text:span></text:p>
      <text:p text:style-name="P6"/>
      <text:p text:style-name="P8"><text:span text:style-name="T6">1.- </text:span><text:span text:style-name="T11">Escribe en el siguiente cuadro si tienes consola de juegos en casa, qué consolas tienes y si juegas con tu ordenador, móvil o tablet</text:span></text:p>
      <text:p text:style-name="P8"><draw:rect text:anchor-type="paragraph" draw:z-index="1" draw:style-name="gr1" draw:text-style-name="P22" svg:width="16.606cm" svg:height="2.872cm" svg:x="0.196cm" svg:y="0.342cm"><text:p/></draw:rect></text:p>
      <text:p text:style-name="P8"/>
      <text:p text:style-name="P8"/>
      <text:p text:style-name="P8"/>
      <text:p text:style-name="P8"/>
      <text:p text:style-name="P8"/>
      <text:p text:style-name="P8"/>
      <text:p text:style-name="P6"><text:span text:style-name="T7">2</text:span><text:span text:style-name="T6">.- </text:span><text:span text:style-name="T11">Escribe en el siguiente cuadro el nombre de tus videojuegos favoritos</text:span></text:p>
      <text:p text:style-name="P6"><draw:rect text:anchor-type="paragraph" draw:z-index="0" draw:style-name="gr1" draw:text-style-name="P22" svg:width="16.606cm" svg:height="2.872cm" svg:x="0.196cm" svg:y="0.363cm"><text:p/></draw:rect></text:p>
      <text:p text:style-name="P6"/>
      <text:p text:style-name="P6"/>
      <text:p text:style-name="P6"/>
      <text:p text:style-name="P6"/>
      <text:p text:style-name="P6"/>
      <text:p text:style-name="P7"/>
      <text:p text:style-name="P12"/>
      <text:p text:style-name="P9"><text:span text:style-name="T8">3</text:span><text:span text:style-name="T6">.- </text:span>¿C<text:span text:style-name="T11">uánto tiempo </text:span>pasas jugando a videojuegos cada <text:span text:style-name="T11">día?...................................................</text:span></text:p>
      <text:p text:style-name="P7"/>
      <text:p text:style-name="P14"><text:span text:style-name="T9">4</text:span><text:span text:style-name="T6">.- </text:span>¿C<text:span text:style-name="T11">uánto tiempo crees que es el máximo que un niño debe jugar a videojuegos al día?...................................................</text:span></text:p>
      <text:p text:style-name="P7"/>
      <text:p text:style-name="P7"><text:span text:style-name="T9">5</text:span><text:span text:style-name="T6">.- </text:span><text:span text:style-name="T11">¿Qué otras actividades te gusta hacer en tu tiempo libre?</text:span></text:p>
      <text:section text:style-name="Sect1" text:name="Sección2">
        <text:list xml:id="list1707023229" text:style-name="L1">
          <text:list-item>
            <text:p text:style-name="P13">Jugar a la pelota en el parque</text:p>
          </text:list-item>
          <text:list-item>
            <text:p text:style-name="P13">Juegos de mesa</text:p>
          </text:list-item>
          <text:list-item>
            <text:p text:style-name="P13">Me aburre todo lo que no sean videojuegos</text:p>
          </text:list-item>
          <text:list-item>
            <text:p text:style-name="P15"><text:span text:style-name="T18">Ir al campo y la naturaleza</text:span><text:tab/></text:p>
          </text:list-item>
          <text:list-item>
            <text:p text:style-name="P16">...........................<text:tab/></text:p>
          </text:list-item>
          <text:list-item>
            <text:p text:style-name="P16">...........................<text:tab/></text:p>
          </text:list-item>
          <text:list-item>
            <text:p text:style-name="P18"><text:span text:style-name="T12">....</text:span>.......................<text:tab/></text:p>
          </text:list-item>
          <text:list-item>
            <text:p text:style-name="P19"><text:span text:style-name="T12">....</text:span>.......................<text:tab/></text:p>
          </text:list-item>
          <text:list-item>
            <text:p text:style-name="P18"><text:span text:style-name="T12">....</text:span>.......................<text:tab/></text:p>
          </text:list-item>
          <text:list-item>
            <text:p text:style-name="P18"><text:span text:style-name="T12">....</text:span>.......................<text:tab/></text:p>
          </text:list-item>
          <text:list-item>
            <text:p text:style-name="P16">...........................<text:tab/></text:p>
          </text:list-item>
          <text:list-item>
            <text:p text:style-name="P16">...........................<text:tab/></text:p>
          </text:list-item>
        </text:list>
      </text:section>
      <text:p text:style-name="P11"/>
      <text:p text:style-name="P6"><text:span text:style-name="T9">6</text:span><text:span text:style-name="T6">.-</text:span><text:span text:style-name="T5"> </text:span><text:span text:style-name="T13">¿Qué problemas crees que puede provocar jugar demasiado a videojuegos sin hacer otras actividades? </text:span><text:span text:style-name="T14">Comenta con tus compañeros/as y profesor/a </text:span><text:span text:style-name="T15">algun</text:span><text:span text:style-name="T16">o</text:span><text:span text:style-name="T15">s y añade otr</text:span><text:span text:style-name="T16">o</text:span><text:span text:style-name="T15">s.</text:span></text:p>
      <text:p text:style-name="P6"/>
      <text:section text:style-name="Sect1" text:name="Sección1">
        <text:list xml:id="list1991285513" text:style-name="L2">
          <text:list-item>
            <text:p text:style-name="P20">Falta de concentración</text:p>
          </text:list-item>
          <text:list-item>
            <text:p text:style-name="P20">Falta de atención a mis hermanos, padres, <text:span text:style-name="T19">amigos</text:span></text:p>
          </text:list-item>
          <text:list-item>
            <text:p text:style-name="P20">Puedo desarrollar una adicción</text:p>
          </text:list-item>
          <text:list-item>
            <text:p text:style-name="P20">Pesadillas y miedos nocturnos</text:p>
          </text:list-item>
          <text:list-item>
            <text:p text:style-name="P20">Nerviosismo, estrés</text:p>
          </text:list-item>
          <text:list-item>
            <text:p text:style-name="P17">...........................</text:p>
          </text:list-item>
          <text:list-item>
            <text:p text:style-name="P17">...........................</text:p>
          </text:list-item>
          <text:list-item>
            <text:p text:style-name="P17">...........................</text:p>
          </text:list-item>
          <text:list-item>
            <text:p text:style-name="P17">..........................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1C2000001B446991C6660430149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loext:contextual-spacing="false" fo:text-align="start" style:justify-single-word="false"/>
      <style:text-properties fo:font-size="10pt" fo:font-style="italic" officeooo:rsid="0008aa3d" officeooo:paragraph-rsid="001f9a87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/>
      <style:text-properties fo:language="es" fo:country="ES" fo:font-style="italic" officeooo:rsid="0008aa3d" officeooo:paragraph-rsid="001f9a87" style:font-style-asian="italic" style:font-style-complex="italic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itmap_20_1" style:repeat="no-repeat" draw:fill-image-ref-point="center" style:footnote-max-height="0cm">
        <style:background-image xlink:href="Pictures/10000201000001C2000001B446991C6660430149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2"><draw:image xlink:href="Pictures/10000201000000580000001F643C66CD5C236AAC.png" xlink:type="simple" xlink:show="embed" xlink:actuate="onLoad" loext:mime-type="image/png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 text:style-name="Internet_20_link" text:visited-style-name="Visited_20_Internet_20_Link"><text:span text:style-name="MT4">licencia de Creative Commons Reconocimiento-CompartirIgual 4.0 Internacional</text:span></text:a><text:span text:style-name="MT3">.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8-07-16T09:09:20.813154976</dc:date>
    <meta:editing-duration>PT4H2M14S</meta:editing-duration>
    <meta:editing-cycles>25</meta:editing-cycles>
    <meta:generator>LibreOffice/6.0.5.2$Linux_X86_64 LibreOffice_project/00m0$Build-2</meta:generator>
    <meta:document-statistic meta:table-count="0" meta:image-count="1" meta:object-count="0" meta:page-count="1" meta:paragraph-count="32" meta:word-count="206" meta:character-count="1622" meta:non-whitespace-character-count="1456"/>
  </office:meta>
</office:document-meta>
</file>